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621cm" svg:height="2.395cm" svg:x="10.46cm" svg:y="1.671cm">
          <text:p text:style-name="P1"><text:span text:style-name="T1">AHCI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21cm" svg:height="2.395cm" svg:x="9.463cm" svg:y="6.686cm">
          <text:p text:style-name="P1"><text:span text:style-name="T1">AHCI</text:span></text:p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621cm" svg:height="2.395cm" svg:x="4.367cm" svg:y="14.905cm">
          <text:p text:style-name="P1"><text:span text:style-name="T1">AHCI</text:span></text:p>
          <text:p text:style-name="P1"><text:span text:style-name="T1">Port</text:span></text:p>
          <text:p text:style-name="P1"><text:span text:style-name="T1">Register se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463cm" svg:y1="7.883cm" svg:x2="7.988cm" svg:y2="16.102cm" draw:start-shape="id1" draw:start-glue-point="3" draw:end-shape="id2" svg:d="m9463 7883h-738v8219h-737">
          <text:p/>
        </draw:connector>
        <draw:custom-shape draw:style-name="gr3" draw:text-style-name="P1" xml:id="id3" draw:id="id3" draw:layer="layout" svg:width="1.03cm" svg:height="2.423cm" svg:x="18.418cm" svg:y="11.5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cm" svg:height="2.423cm" svg:x="19.418cm" svg:y="11.5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cm" svg:height="2.423cm" svg:x="24.918cm" svg:y="11.53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63cm" svg:height="0.962cm" svg:x="21.008cm" svg:y="12.84cm">
          <draw:text-box>
            <text:p>. . .</text:p>
          </draw:text-box>
        </draw:frame>
        <draw:connector draw:style-name="gr2" draw:text-style-name="P1" draw:layer="layout" svg:x1="11.273cm" svg:y1="9.081cm" svg:x2="18.933cm" svg:y2="11.531cm" draw:start-shape="id1" draw:start-glue-point="2" draw:end-shape="id3" draw:end-glue-point="0" svg:d="m11273 9081v1224h7660v1226">
          <text:p/>
        </draw:connector>
        <draw:frame draw:style-name="gr4" draw:text-style-name="P3" draw:layer="layout" svg:width="9.302cm" svg:height="0.806cm" svg:x="17.972cm" svg:y="14.455cm">
          <draw:text-box>
            <text:p><text:span text:style-name="T2">Command list</text:span></text:p>
          </draw:text-box>
        </draw:frame>
        <draw:custom-shape draw:style-name="gr1" draw:text-style-name="P2" xml:id="id4" draw:id="id4" draw:layer="layout" svg:width="3.621cm" svg:height="2.395cm" svg:x="15.097cm" svg:y="17.58cm">
          <text:p text:style-name="P1"><text:span text:style-name="T1">Received</text:span></text:p>
          <text:p text:style-name="P1"><text:span text:style-name="T1">FI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73cm" svg:y1="9.081cm" svg:x2="16.907cm" svg:y2="17.58cm" draw:start-shape="id1" draw:start-glue-point="2" draw:end-shape="id4" svg:d="m11273 9081v4249h5634v4250">
          <text:p/>
        </draw:connector>
        <draw:custom-shape draw:style-name="gr1" draw:text-style-name="P2" xml:id="id5" draw:id="id5" draw:layer="layout" svg:width="3.621cm" svg:height="2.395cm" svg:x="22.564cm" svg:y="6.687cm">
          <text:p text:style-name="P1"><text:span text:style-name="T1">AHCI</text:span></text:p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374cm" svg:y1="6.687cm" svg:x2="12.47cm" svg:y2="4.066cm" draw:start-shape="id5" draw:start-glue-point="0" svg:d="m24374 6687v-1561h-11904v-1060">
          <text:p/>
        </draw:connector>
        <draw:connector draw:style-name="gr2" draw:text-style-name="P1" draw:layer="layout" svg:x1="11.273cm" svg:y1="6.686cm" svg:x2="12.47cm" svg:y2="4.066cm" draw:start-shape="id1" draw:start-glue-point="0" svg:d="m11273 6686v-1561h1197v-1059">
          <text:p/>
        </draw:connector>
        <draw:line draw:style-name="gr2" draw:text-style-name="P1" draw:layer="layout" svg:x1="13.778cm" svg:y1="7.185cm" svg:x2="21.772cm" svg:y2="7.185cm">
          <text:p/>
        </draw:line>
        <draw:line draw:style-name="gr2" draw:text-style-name="P1" draw:layer="layout" svg:x1="21.632cm" svg:y1="8.55cm" svg:x2="13.695cm" svg:y2="8.55cm">
          <text:p/>
        </draw:line>
        <draw:frame draw:style-name="gr4" draw:text-style-name="P4" draw:layer="layout" svg:width="4.289cm" svg:height="0.645cm" svg:x="15.06cm" svg:y="6.628cm">
          <draw:text-box>
            <text:p><text:span text:style-name="T3">next</text:span></text:p>
          </draw:text-box>
        </draw:frame>
        <draw:frame draw:style-name="gr4" draw:text-style-name="P4" draw:layer="layout" svg:width="4.289cm" svg:height="0.645cm" svg:x="15.061cm" svg:y="7.929cm">
          <draw:text-box>
            <text:p><text:span text:style-name="T3">prev</text:span></text:p>
          </draw:text-box>
        </draw:frame>
        <draw:custom-shape draw:style-name="gr3" draw:text-style-name="P1" xml:id="id6" draw:id="id6" draw:layer="layout" svg:width="1.03cm" svg:height="2.423cm" svg:x="4.811cm" svg:y="3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cm" svg:height="2.423cm" svg:x="3.811cm" svg:y="3.49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63cm" svg:height="0.962cm" svg:x="1.887cm" svg:y="4.995cm">
          <draw:text-box>
            <text:p>. . .</text:p>
          </draw:text-box>
        </draw:frame>
        <draw:custom-shape draw:style-name="gr3" draw:text-style-name="P1" draw:layer="layout" svg:width="1.03cm" svg:height="2.423cm" svg:x="0.711cm" svg:y="3.49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463cm" svg:y1="7.883cm" svg:x2="5.841cm" svg:y2="4.703cm" draw:start-shape="id1" draw:start-glue-point="3" draw:end-shape="id6" draw:end-glue-point="1" svg:d="m9463 7883h-1811v-3180h-1811">
          <text:p/>
        </draw:connector>
        <draw:frame draw:style-name="gr4" draw:text-style-name="P3" draw:layer="layout" svg:width="9.302cm" svg:height="1.361cm" svg:x="0.522cm" svg:y="1.86cm">
          <draw:text-box>
            <text:p><text:span text:style-name="T2">Command tables (one for each slot</text:span></text:p>
            <text:p><text:span text:style-name="T2">In request queue)</text:span></text:p>
          </draw:text-box>
        </draw:frame>
        <draw:custom-shape draw:style-name="gr3" draw:text-style-name="P1" xml:id="id7" draw:id="id7" draw:layer="layout" svg:width="1.03cm" svg:height="2.423cm" svg:x="4.811cm" svg:y="9.1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3cm" svg:height="2.423cm" svg:x="3.811cm" svg:y="9.19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63cm" svg:height="0.962cm" svg:x="1.887cm" svg:y="10.696cm">
          <draw:text-box>
            <text:p>. . .</text:p>
          </draw:text-box>
        </draw:frame>
        <draw:custom-shape draw:style-name="gr3" draw:text-style-name="P1" draw:layer="layout" svg:width="1.03cm" svg:height="2.423cm" svg:x="0.711cm" svg:y="9.19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302cm" svg:height="0.806cm" svg:x="0.355cm" svg:y="11.971cm">
          <draw:text-box>
            <text:p><text:span text:style-name="T2">Request queue</text:span></text:p>
          </draw:text-box>
        </draw:frame>
        <draw:connector draw:style-name="gr2" draw:text-style-name="P1" draw:layer="layout" svg:x1="9.463cm" svg:y1="7.883cm" svg:x2="5.841cm" svg:y2="10.404cm" draw:start-shape="id1" draw:start-glue-point="3" draw:end-shape="id7" draw:end-glue-point="1" svg:d="m9463 7883h-1811v2521h-1811">
          <text:p/>
        </draw:connector>
        <draw:custom-shape draw:style-name="gr1" draw:text-style-name="P2" xml:id="id8" draw:id="id8" draw:layer="layout" svg:width="3.621cm" svg:height="2.395cm" svg:x="9.473cm" svg:y="16.05cm">
          <text:p text:style-name="P1"><text:span text:style-name="T1">Parti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73cm" svg:y1="9.081cm" svg:x2="11.283cm" svg:y2="16.05cm" draw:start-shape="id1" draw:start-glue-point="2" draw:end-shape="id8" svg:d="m11273 9081v3484h10v3485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11-05T14:09:09</meta:creation-date>
    <dc:date>2011-11-06T22:23:05</dc:date>
    <dc:creator>Christian </dc:creator>
    <meta:editing-duration>PT1H8M16S</meta:editing-duration>
    <meta:editing-cycles>14</meta:editing-cycles>
    <meta:generator>LibreOffice/3.4$Linux LibreOffice_project/340m1$Build-302</meta:generator>
    <meta:document-statistic meta:object-count="56"/>
  </office:meta>
</office:document-meta>
</file>